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5.895cm"/>
    </style:style>
    <style:style style:name="co4" style:family="table-column">
      <style:table-column-properties fo:break-before="auto" style:column-width="3.799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3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" style:family="table-cell" style:parent-style-name="Default" style:data-style-name="N0">
      <style:text-properties style:font-name="Liberation Serif" style:font-name-asian="Liberation Serif" style:font-name-complex="Liberation Serif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float" office:value="3537" calcext:value-type="float">
            <text:p>3537</text:p>
          </table:table-cell>
          <table:table-cell table:number-columns-repeated="16383"/>
        </table:table-row>
        <table:table-row table:style-name="ro2" table:number-rows-repeated="104857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C" table:style-name="ta1">
        <table:table-column table:style-name="co1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calcext:value-type="string">
            <text:p>nœuds</text:p>
          </table:table-cell>
          <table:table-cell office:value-type="float" office:value="11" calcext:value-type="float">
            <text:p>1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s</text:p>
          </table:table-cell>
          <table:table-cell office:value-type="float" office:value="13" calcext:value-type="float">
            <text:p>13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cédures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table:style-name="Default" table:number-columns-repeated="2"/>
          <table:table-cell table:number-columns-repeated="16382"/>
        </table:table-row>
        <table:table-row table:style-name="ro1">
          <table:table-cell office:value-type="string" calcext:value-type="string">
            <text:p>CC</text:p>
          </table:table-cell>
          <table:table-cell table:formula="of:=[.B2]-[.B1]+2*[.B3]" office:value-type="float" office:value="4" calcext:value-type="float">
            <text:p>4</text:p>
          </table:table-cell>
          <table:table-cell table:number-columns-repeated="16382"/>
        </table:table-row>
        <table:table-row table:style-name="ro2" table:number-rows-repeated="104857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Halstead" table:style-name="ta1">
        <table:table-column table:style-name="co3" table:default-cell-style-name="ce1"/>
        <table:table-column table:style-name="co4" table:default-cell-style-name="ce1"/>
        <table:table-column table:style-name="co2" table:number-columns-repeated="16382" table:default-cell-style-name="ce1"/>
        <table:table-row table:style-name="ro1">
          <table:table-cell office:value-type="string" calcext:value-type="string">
            <text:p>n(t)</text:p>
          </table:table-cell>
          <table:table-cell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(t)</text:p>
          </table:table-cell>
          <table:table-cell office:value-type="float" office:value="14" calcext:value-type="float">
            <text:p>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(d)</text:p>
          </table:table-cell>
          <table:table-cell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(d)</text:p>
          </table:table-cell>
          <table:table-cell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ngueur du programme</text:p>
          </table:table-cell>
          <table:table-cell table:formula="of:=SUM([.B2];[.B4])" office:value-type="float" office:value="24" calcext:value-type="float">
            <text:p>2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cabulaire du programme</text:p>
          </table:table-cell>
          <table:table-cell table:formula="of:=SUM([.B1];[.B3])" office:value-type="float" office:value="17" calcext:value-type="float">
            <text:p>17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lume</text:p>
          </table:table-cell>
          <table:table-cell table:style-name="ce2" table:formula="of:=[.B5] * LOG([.B6];2)" office:value-type="float" office:value="98.0991081900082" calcext:value-type="float">
            <text:p>98,0991081900082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iculté</text:p>
          </table:table-cell>
          <table:table-cell table:style-name="ce2" table:formula="of:=([.B1] / 2) * ([.B4] / [.B3])" office:value-type="float" office:value="5.625" calcext:value-type="float">
            <text:p>5,62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ort</text:p>
          </table:table-cell>
          <table:table-cell table:style-name="ce2" table:formula="of:=[.B8] * [.B7]" office:value-type="float" office:value="551.807483568796" calcext:value-type="float">
            <text:p>551,807483568796</text:p>
          </table:table-cell>
          <table:table-cell table:number-columns-repeated="16382"/>
        </table:table-row>
        <table:table-row table:style-name="ro1" table:number-rows-repeated="6">
          <table:table-cell table:style-name="Default" table:number-columns-repeated="2"/>
          <table:table-cell table:number-columns-repeated="16382"/>
        </table:table-row>
        <table:table-row table:style-name="ro1">
          <table:table-cell table:style-name="ce3" office:value-type="string" calcext:value-type="string">
            <text:p>Opérateurs</text:p>
          </table:table-cell>
          <table:table-cell table:style-name="ce3" office:value-type="string" calcext:value-type="string">
            <text:p>Opérand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érations relationnelles</text:p>
          </table:table-cell>
          <table:table-cell office:value-type="string" calcext:value-type="string">
            <text:p>Déclarations Variable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érations arithmétiques</text:p>
          </table:table-cell>
          <table:table-cell office:value-type="string" calcext:value-type="string">
            <text:p>Affecta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ectations</text:p>
          </table:table-cell>
          <table:table-cell office:value-type="string" calcext:value-type="string">
            <text:p>Appels de fonctions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émentations / décrémentations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if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while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Déclarations de fonctions</text:p>
          </table:table-cell>
          <table:table-cell table:style-name="Default"/>
          <table:table-cell table:number-columns-repeated="16382"/>
        </table:table-row>
        <table:table-row table:style-name="ro1">
          <table:table-cell office:value-type="string" calcext:value-type="string">
            <text:p>return</text:p>
          </table:table-cell>
          <table:table-cell table:style-name="Default"/>
          <table:table-cell table:number-columns-repeated="16382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UFC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2" table:number-columns-repeated="16376" table:default-cell-style-name="ce1"/>
        <table:table-row table:style-name="ro1">
          <table:table-cell table:style-name="Default" office:value-type="string" calcext:value-type="string">
            <text:p>Exemple Diapo </text:p>
          </table:table-cell>
          <table:table-cell office:value-type="string" calcext:value-type="string">
            <text:p>Score UFC</text:p>
          </table:table-cell>
          <table:table-cell table:formula="of:=[.I3]+[.I4]+[.I5]+[.I6]+[.I7]" office:value-type="float" office:value="144" calcext:value-type="float">
            <text:p>144</text:p>
          </table:table-cell>
          <table:table-cell table:style-name="Default" table:number-columns-repeated="6"/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Poids simple</text:p>
          </table:table-cell>
          <table:table-cell office:value-type="string" calcext:value-type="string">
            <text:p>Poids Moyen</text:p>
          </table:table-cell>
          <table:table-cell office:value-type="string" calcext:value-type="string">
            <text:p>Poids Difficile</text:p>
          </table:table-cell>
          <table:table-cell office:value-type="string" calcext:value-type="string">
            <text:p>Score Simple</text:p>
          </table:table-cell>
          <table:table-cell office:value-type="string" calcext:value-type="string">
            <text:p>Score Moyen</text:p>
          </table:table-cell>
          <table:table-cell office:value-type="string" calcext:value-type="string">
            <text:p>Score Difficile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3]*[.F3] + [.D3]*[.G3] +[.E3]*[.H3]" office:value-type="float" office:value="30" calcext:value-type="float">
            <text:p>30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4]*[.F4] + [.D4]*[.G4] +[.E4]*[.H4]" office:value-type="float" office:value="17" calcext:value-type="float">
            <text:p>17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5]*[.F5] + [.D5]*[.G5] +[.E5]*[.H5]"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6]*[.F6] + [.D6]*[.G6] +[.E6]*[.H6]" office:value-type="float" office:value="21" calcext:value-type="float">
            <text:p>21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7]*[.F7] + [.D7]*[.G7] +[.E7]*[.H7]" office:value-type="float" office:value="55" calcext:value-type="float">
            <text:p>55</text:p>
          </table:table-cell>
          <table:table-cell table:number-columns-repeated="1637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iqsort0</text:p>
          </table:table-cell>
          <table:table-cell office:value-type="string" calcext:value-type="string">
            <text:p>Score UFC</text:p>
          </table:table-cell>
          <table:table-cell table:formula="of:=[.I12]+[.I13]+[.I14]+[.I15]+[.I16]" office:value-type="float" office:value="7" calcext:value-type="float">
            <text:p>7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Catégorie</text:p>
          </table:table-cell>
          <table:table-cell office:value-type="string" calcext:value-type="string">
            <text:p>Poids simple</text:p>
          </table:table-cell>
          <table:table-cell office:value-type="string" calcext:value-type="string">
            <text:p>Poids Moyen</text:p>
          </table:table-cell>
          <table:table-cell office:value-type="string" calcext:value-type="string">
            <text:p>Poids Difficile</text:p>
          </table:table-cell>
          <table:table-cell office:value-type="string" calcext:value-type="string">
            <text:p>Score Simple</text:p>
          </table:table-cell>
          <table:table-cell office:value-type="string" calcext:value-type="string">
            <text:p>Score Moyen</text:p>
          </table:table-cell>
          <table:table-cell office:value-type="string" calcext:value-type="string">
            <text:p>Score Difficile</text:p>
          </table:table-cell>
          <table:table-cell table:number-columns-repeated="16376"/>
        </table:table-row>
        <table:table-row table:style-name="ro1">
          <table:table-cell table:style-name="Default"/>
          <table:table-cell office:value-type="string" calcext:value-type="string">
            <text:p>Entré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]*[.F12] + [.D12]*[.G12] +[.E12]*[.H12]" office:value-type="float" office:value="7" calcext:value-type="float">
            <text:p>7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Sorties externe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3]*[.F13] + [.D13]*[.G13] +[.E13]*[.H13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Requêtes externes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4]*[.F14] + [.D14]*[.G14] +[.E14]*[.H14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Fichiers internes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5]*[.F15] + [.D15]*[.G15] +[.E15]*[.H15]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style-name="Default"/>
          <table:table-cell office:value-type="string" calcext:value-type="string">
            <text:p>Fichiers externes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16]*[.F16] + [.D16]*[.G16] +[.E16]*[.H16]" office:value-type="float" office:value="0" calcext:value-type="float">
            <text:p>0</text:p>
          </table:table-cell>
          <table:table-cell table:number-columns-repeated="16375"/>
        </table:table-row>
        <table:table-row table:style-name="ro1" table:number-rows-repeated="9">
          <table:table-cell table:style-name="Default" table:number-columns-repeated="9"/>
          <table:table-cell table:number-columns-repeated="16375"/>
        </table:table-row>
        <table:table-row table:style-name="ro1">
          <table:table-cell table:number-columns-repeated="7"/>
          <table:table-cell table:style-name="Default" table:number-columns-repeated="2"/>
          <table:table-cell table:number-columns-repeated="16375"/>
        </table:table-row>
        <table:table-row table:style-name="ro2" table:number-rows-repeated="1048549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MI" table:style-name="ta3"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HV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C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I</text:p>
          </table:table-cell>
          <table:table-cell table:formula="of:=171 - 5.2*LN([.B1]) - 0.23*[.B2] - 16.2*LN([.B3]) + 50*SIN(SQRT(2.46*[.B4]))" office:value-type="float" office:value="108.93629060441" calcext:value-type="float">
            <text:p>108,93629060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4">00/00/0000</text:date>, <text:time style:data-style-name="N2" text:time-value="16:31:57.14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5-10-16T13:38:18Z</meta:creation-date>
    <dc:date>2025-10-24T16:36:07.720000000</dc:date>
    <meta:editing-cycles>6</meta:editing-cycles>
    <meta:editing-duration>PT58M49S</meta:editing-duration>
    <meta:document-statistic meta:table-count="5" meta:cell-count="150" meta:object-count="0"/>
  </office:meta>
</office:document-meta>
</file>